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Linux Libertine" svg:font-family="'Linux Libertine', Georgia, Times, 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font-size-asian="14pt" style:font-size-complex="14pt"/>
    </style:style>
    <style:style style:name="P2" style:family="paragraph" style:parent-style-name="Standard">
      <style:paragraph-properties fo:text-align="start" style:justify-single-word="false"/>
      <style:text-properties style:font-name="Arial" fo:font-size="14pt" style:font-size-asian="14pt" style:font-size-complex="14pt"/>
    </style:style>
    <style:style style:name="P3" style:family="paragraph" style:parent-style-name="Standard">
      <style:paragraph-properties fo:text-align="start" style:justify-single-word="false"/>
      <style:text-properties style:font-name="Arial"/>
    </style:style>
    <style:style style:name="P4" style:family="paragraph" style:parent-style-name="Standard">
      <style:paragraph-properties fo:text-align="start" style:justify-single-word="false"/>
    </style:style>
    <style:style style:name="P5" style:family="paragraph" style:parent-style-name="Standard" style:list-style-name="L2">
      <style:paragraph-properties fo:text-align="start" style:justify-single-word="false"/>
    </style:style>
    <style:style style:name="P6" style:family="paragraph" style:parent-style-name="Standard" style:list-style-name="L3">
      <style:paragraph-properties fo:text-align="start" style:justify-single-word="false"/>
    </style:style>
    <style:style style:name="P7" style:family="paragraph" style:parent-style-name="Standard" style:list-style-name="L4">
      <style:paragraph-properties fo:text-align="start" style:justify-single-word="false"/>
    </style:style>
    <style:style style:name="P8" style:family="paragraph" style:parent-style-name="Standard" style:list-style-name="L5">
      <style:paragraph-properties fo:text-align="start" style:justify-single-word="false"/>
    </style:style>
    <style:style style:name="P9" style:family="paragraph" style:parent-style-name="Standard" style:list-style-name="L6">
      <style:paragraph-properties fo:text-align="start" style:justify-single-word="false"/>
    </style:style>
    <style:style style:name="P10" style:family="paragraph" style:parent-style-name="Standard" style:list-style-name="L7">
      <style:paragraph-properties fo:text-align="start" style:justify-single-word="false"/>
    </style:style>
    <style:style style:name="P11" style:family="paragraph" style:parent-style-name="Standard" style:list-style-name="L8">
      <style:paragraph-properties fo:text-align="start" style:justify-single-word="false"/>
    </style:style>
    <style:style style:name="P12" style:family="paragraph" style:parent-style-name="Standard">
      <style:paragraph-properties fo:text-align="center" style:justify-single-word="false"/>
    </style:style>
    <style:style style:name="T1" style:family="text">
      <style:text-properties style:font-name="Arial" fo:font-size="14pt" style:font-size-asian="14pt" style:font-size-complex="14pt"/>
    </style:style>
    <style:style style:name="T2" style:family="text">
      <style:text-properties fo:font-variant="normal" fo:text-transform="none" fo:color="#000000" style:font-name="Linux Libertine" fo:font-size="14pt" fo:letter-spacing="normal" fo:language="fr" fo:country="FR" fo:font-style="normal" fo:font-weight="normal" style:font-size-asian="14pt" style:font-size-complex="14pt"/>
    </style:style>
    <style:style style:name="T3" style:family="text">
      <style:text-properties fo:font-variant="normal" fo:text-transform="none" fo:color="#000000" style:font-name="Arial" fo:font-size="14pt" fo:letter-spacing="normal" fo:language="fr" fo:country="FR" fo:font-style="normal" fo:font-weight="normal" style:font-size-asian="14pt" style:font-size-complex="14pt"/>
    </style:style>
    <style:style style:name="T4" style:family="text">
      <style:text-properties fo:font-variant="normal" fo:text-transform="none" fo:color="#0000cc" style:font-name="Arial" fo:font-size="14pt" fo:letter-spacing="normal" fo:language="fr" fo:country="FR" fo:font-style="italic" fo:font-weight="normal" style:font-size-asian="14pt" style:font-style-asian="italic" style:font-size-complex="14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mineur</text:p>
      <text:p text:style-name="P1"/>
      <text:p text:style-name="P4"><text:span text:style-name="T1">Le personnage que vous incarné est un mineur. Il s'appelle Dananau et vit en Moldavie dans la ville de</text:span><text:span text:style-name="T3"> </text:span><text:bookmark text:name="firstHeading"/><text:span text:style-name="T3">Giurgiulești près de la rivière Prout. Il vit avec sa femme Marinela et sa fille Anastacia. Depuis trois ans il travaille dans la mine située près de la ville et il est aimé de tous ses collègues.</text:span></text:p>
      <text:p text:style-name="P4"><text:span text:style-name="T3"/></text:p>
      <text:p text:style-name="P12"><text:span text:style-name="T3">ShadowMiner</text:span></text:p>
      <text:p text:style-name="P12"><text:span text:style-name="T3"/></text:p>
      <text:p text:style-name="P4"><text:span text:style-name="T3">Personne ne sait d'où il vient, ni ses intentions. C'est un monstre vert errant dans la mine qui attaque tout ce qui est vivant. Malheureusement pour vous, il n'y a personne d'autre pour le distraire. </text:span></text:p>
      <text:p text:style-name="P4"><text:span text:style-name="T3"/></text:p>
      <text:p text:style-name="P12"><text:span text:style-name="T3">Démarrage</text:span></text:p>
      <text:p text:style-name="P12"><text:span text:style-name="T3"/></text:p>
      <text:p text:style-name="P4"><text:span text:style-name="T3">Pour commencer à jouer, double cliquez sur l’icône du jeu sur votre bureau (si vous avez décoché le raccourci sur le bureau lors de l'installation, double cliquez sur le fichier </text:span><text:span text:style-name="T4">ShadowMiner.exe</text:span><text:span text:style-name="T3"> dans votre dossier d'installation). Une fois le jeu lancé un menu s'affichera. Si vous possédez une connexion à Internet et que vous souhaitez pouvoir partager votre progression via le site officiel accer.ddns.net , nous vous conseillons de vous connecter en cliquant sur le bouton « My Account » puis de vous inscrire ou de vous connecter à votre profil déjà existant.</text:span></text:p>
      <text:p text:style-name="P4"><text:span text:style-name="T3">Une fois de retour dans le menu, ou si vous ne vous êtes pas connecté, vous pouvez modifier vos paramètres de jeu (contrôles, résolution, son...) dans le menu « Settings ».</text:span></text:p>
      <text:p text:style-name="P4"><text:span text:style-name="T3">Maintenant que vous êtes fin prêt, vous pouvez lancer l'aventure en mode solo, ou si vous êtes connecté rejoindre ou lancer une partie multijoueur. Bon jeu !</text:span></text:p>
      <text:p text:style-name="P4"><text:span text:style-name="T3"/></text:p>
      <text:p text:style-name="P12"><text:span text:style-name="T3">Commande</text:span></text:p>
      <text:p text:style-name="P12"><text:span text:style-name="T3"/></text:p>
      <text:p text:style-name="P4"><text:span text:style-name="T3">Les commandes peuvent être modifiés dans les paramètres. La configuration par défaut est :</text:span></text:p>
      <text:list xml:id="list3162513936007524089" text:style-name="L8">
        <text:list-item>
          <text:p text:style-name="P11"><text:span text:style-name="T3">attaquer : Clic gauche de la souris</text:span></text:p>
        </text:list-item>
      </text:list>
      <text:list xml:id="list3444408442569487276" text:style-name="L3">
        <text:list-item>
          <text:p text:style-name="P6"><text:span text:style-name="T3">avancer : Z</text:span></text:p>
        </text:list-item>
      </text:list>
      <text:list xml:id="list9091790063080138483" text:style-name="L4">
        <text:list-item>
          <text:p text:style-name="P7"><text:span text:style-name="T3">reculer : S</text:span></text:p>
        </text:list-item>
      </text:list>
      <text:list xml:id="list673071430608085681" text:style-name="L7">
        <text:list-item>
          <text:p text:style-name="P10"><text:span text:style-name="T3">aller à droite : D</text:span></text:p>
        </text:list-item>
      </text:list>
      <text:list xml:id="list8231862229444595985" text:style-name="L6">
        <text:list-item>
          <text:p text:style-name="P9"><text:span text:style-name="T3">aller à gauche : Q</text:span></text:p>
        </text:list-item>
      </text:list>
      <text:list xml:id="list4977418009537489602" text:style-name="L5">
        <text:list-item>
          <text:p text:style-name="P8"><text:span text:style-name="T3">sauter : espace</text:span></text:p>
        </text:list-item>
      </text:list>
      <text:list xml:id="list2127376046167696855" text:style-name="L2">
        <text:list-item>
          <text:p text:style-name="P5"><text:span text:style-name="T3">courir : maj (ou shift)</text:span></text:p>
        </text:list-item>
        <text:list-item>
          <text:p text:style-name="P5"><text:span text:style-name="T3">interagir : <text:s/>E</text:span></text:p>
        </text:list-item>
      </text:list>
      <text:p text:style-name="P3"><text:span text:style-name="T2"/></text:p>
      <text:p text:style-name="P1">Jeu hors-ligne</text:p>
      <text:p text:style-name="P1"/>
      <text:p text:style-name="P2"><text:soft-page-break/>Le mode solo est constitué de 20 niveaux avec une difficulté croissante. Chaque niveau (niveau 1 exclus) se débloque lorsque le précédent est terminé. Ce mode ne nécessite pas de connexion internet et la progression est sauvegardée dans les dossiers de l'utilisateur.</text:p>
      <text:p text:style-name="P2"/>
      <text:p text:style-name="P1">Jeu en ligne</text:p>
      <text:p text:style-name="P1"/>
      <text:p text:style-name="P2">Ce mode se joue à 3. Deux personnes incarnent les mineurs qui doivent échapper au ShadowMiner, contrôlé par le troisième joueur. Les mineurs doivent survivre X minutes sans se faire tuer ou le ShadowMiner gag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Linux Libertine" svg:font-family="'Linux Libertine', Georgia, Times, 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ine Claudel</meta:initial-creator>
    <meta:creation-date>2018-06-10T16:38:24.45</meta:creation-date>
    <dc:date>2018-06-10T19:30:11.32</dc:date>
    <dc:creator>Antoine Claudel</dc:creator>
    <meta:editing-duration>PT1H35M53S</meta:editing-duration>
    <meta:editing-cycles>4</meta:editing-cycles>
    <meta:generator>OpenOffice/4.1.5$Win32 OpenOffice.org_project/415m1$Build-9789</meta:generator>
    <meta:document-statistic meta:table-count="0" meta:image-count="0" meta:object-count="0" meta:page-count="2" meta:paragraph-count="22" meta:word-count="384" meta:character-count="2177"/>
  </office:meta>
</office:document-meta>
</file>